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top="0.176cm" fo:margin-bottom="0cm" loext:contextual-spacing="false" fo:line-height="138%" fo:text-align="justify" style:justify-single-word="false" style:writing-mode="lr-tb"/>
    </style:style>
    <style:style style:name="P2" style:family="paragraph" style:parent-style-name="Text_20_body" style:list-style-name="L1">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 style:family="paragraph" style:parent-style-name="Text_20_body" style:list-style-name="L1">
      <style:paragraph-properties fo:margin-top="0.176cm" fo:margin-bottom="0cm" loext:contextual-spacing="false" fo:line-height="138%" fo:text-align="justify" style:justify-single-word="false" style:writing-mode="lr-tb"/>
      <style:text-properties fo:font-weight="normal" officeooo:paragraph-rsid="000efcaa"/>
    </style:style>
    <style:style style:name="P4" style:family="paragraph" style:parent-style-name="Heading_20_1">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style:font-weight-asian="bold" style:font-weight-complex="bold"/>
    </style:style>
    <style:style style:name="P5" style:family="paragraph" style:parent-style-name="Heading_20_1">
      <style:paragraph-properties fo:margin-top="0.053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style:style>
    <style:style style:name="P6" style:family="paragraph" style:parent-style-name="Heading_20_1">
      <style:paragraph-properties fo:margin-top="0.053cm" fo:margin-bottom="0cm" loext:contextual-spacing="false" fo:line-height="138%" fo:text-align="justify" style:justify-single-word="false" style:writing-mode="lr-tb"/>
      <style:text-properties fo:font-weight="normal"/>
    </style:style>
    <style:style style:name="T1" style:family="text">
      <style:text-properties fo:font-variant="normal" fo:text-transform="none" fo:color="#000000" style:text-line-through-style="none" style:text-line-through-type="none" style:font-name="Trebuchet MS" fo:font-size="16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9" style:family="text">
      <style:text-properties fo:background-color="transparent" loext:char-shading-value="0"/>
    </style:style>
    <style:style style:name="T10" style:family="text">
      <style:text-properties fo:font-style="italic" fo:background-color="transparent" loext:char-shading-value="0"/>
    </style:style>
    <style:style style:name="T11" style:family="text">
      <style:text-properties fo:font-weight="bold"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 text:name="docs-internal-guid-e1ba28a1-9df2-a612-fc8d-be7a44117e52"/>Fábrica de Software</text:h>
      <text:h text:style-name="P5" text:outline-level="1">Documento: fs-mobile-2</text:h>
      <text:h text:style-name="P6" text:outline-level="1"><text:span text:style-name="T1"><text:line-break/>Git (exercícios adicionais)</text:span></text:h>
      <text:p text:style-name="Text_20_body"/>
      <text:list xml:id="list2347781285496766701" text:style-name="L1">
        <text:list-item>
          <text:p text:style-name="P1"><text:span text:style-name="T2">Siga atentamente os </text:span><text:span text:style-name="T5">slides </text:span><text:span text:style-name="T2">disponíveis </text:span><text:a xlink:type="simple" xlink:href="https://docs.google.com/presentation/d/183OiLbly9Q80Pv7gl19bZyrGtGwu21r-7s9OIb07xSM/edit?usp=sharing" text:style-name="Internet_20_link" text:visited-style-name="Visited_20_Internet_20_Link"><text:span text:style-name="T8">AQUI</text:span></text:a><text:span text:style-name="T2">. Experimente os comandos, ambiente-se com eles. Esclareça suas dúvidas com o professor. Faça uso de repositórios locais e, para boa parte dos comandos, terá que interagir com o GitHub (serviço sugerido na disciplina). Faça isto antes de prosseguir com os demais itens.</text:span></text:p>
        </text:list-item>
        <text:list-item>
          <text:p text:style-name="P2"><text:span text:style-name="T9">Qual o comando para que as “marcas” ou </text:span><text:span text:style-name="T10">tags</text:span><text:span text:style-name="T9"> sejam enviadas para o repositório remoto? (um simples </text:span><text:span text:style-name="T11">git push</text:span><text:span text:style-name="T9"> não produz este efeito)</text:span></text:p>
        </text:list-item>
        <text:list-item>
          <text:p text:style-name="P2"><text:span text:style-name="T9">Qual o nome do </text:span><text:span text:style-name="T10">branch </text:span><text:span text:style-name="T9">padrão do Git?</text:span></text:p>
        </text:list-item>
        <text:list-item>
          <text:p text:style-name="P2"><text:span text:style-name="T9">O que o comando </text:span><text:span text:style-name="T11">git branch &lt;branchname&gt;</text:span><text:span text:style-name="T9"> realiza?</text:span></text:p>
        </text:list-item>
        <text:list-item>
          <text:p text:style-name="P2"><text:span text:style-name="T9">Como criar um </text:span><text:span text:style-name="T10">branch </text:span><text:span text:style-name="T9">a partir de um </text:span><text:span text:style-name="T10">commit </text:span><text:span text:style-name="T9">específico?</text:span></text:p>
        </text:list-item>
        <text:list-item>
          <text:p text:style-name="P2"><text:span text:style-name="T9">Em um repositório, qual o efeito do comando </text:span><text:span text:style-name="T11">git branch erro1234</text:span><text:span text:style-name="T9">?</text:span></text:p>
        </text:list-item>
        <text:list-item>
          <text:p text:style-name="P2"><text:span text:style-name="T9">Qual o comando para se alternar para um </text:span><text:span text:style-name="T10">branch </text:span><text:span text:style-name="T9">de nome </text:span><text:span text:style-name="T11">experimento2</text:span><text:span text:style-name="T9">?</text:span></text:p>
        </text:list-item>
        <text:list-item>
          <text:p text:style-name="P2"><text:span text:style-name="T9">Em um repositório com dois </text:span><text:span text:style-name="T10">branches</text:span><text:span text:style-name="T9">, </text:span><text:span text:style-name="T11">b1 </text:span><text:span text:style-name="T9">e </text:span><text:span text:style-name="T11">b2</text:span><text:span text:style-name="T9">, onde </text:span><text:span text:style-name="T11">b1</text:span><text:span text:style-name="T9"> é o corrente, qual o efeito do comando </text:span><text:span text:style-name="T11">git branch</text:span><text:span text:style-name="T9">?</text:span></text:p>
        </text:list-item>
        <text:list-item>
          <text:p text:style-name="P2"><text:span text:style-name="T9">O que o comando </text:span><text:span text:style-name="T11">git checkout -b novobranch</text:span><text:span text:style-name="T9"> faz?</text:span></text:p>
        </text:list-item>
        <text:list-item>
          <text:p text:style-name="P3"><text:span text:style-name="T4"><text:s/>Qual a função do comando git branch -d teste</text:span><text:span text:style-name="T3">?</text:span></text:p>
        </text:list-item>
        <text:list-item>
          <text:p text:style-name="P3"><text:span text:style-name="T3"><text:s/>Durante o desenvolvimento de um software é comum, por exemplo, utilizar um novo recurso por meio de experimentação. Talvez uma nova tecnologia, uma nova biblioteca que pode ser útil ao que está em desenvolvimento, ou até mesmo uma nova versão de um produto já empregado. Para que o uso deste novo recurso não interfira com o que é considerado pronto, um </text:span><text:span text:style-name="T6">branch </text:span><text:span text:style-name="T3">pode ser criado para a experimentação. Código que for criado para a experimentação existirá apenas no </text:span><text:span text:style-name="T6">branch </text:span><text:span text:style-name="T3">criado. Se eventualmente o experimento demonstrar um resultado satisfatório, as alterações realizadas no </text:span><text:span text:style-name="T6">branch </text:span><text:span text:style-name="T3">poderão ser incorporadas no que é considerado pronto, ou seja, no </text:span><text:span text:style-name="T6">branch </text:span><text:span text:style-name="T3">principal (</text:span><text:span text:style-name="T6">master</text:span><text:span text:style-name="T3">). Esta última ação é conhecida por </text:span><text:span text:style-name="T6">merge.</text:span><text:span text:style-name="T7"> </text:span><text:span text:style-name="T3">Neste item, apresente uma sequência de comandos que simula um caso simples de criação e uso seguido de </text:span><text:span text:style-name="T6">merge</text:span><text:span text:style-name="T7"> </text:span><text:span text:style-name="T3">empregando um </text:span><text:span text:style-name="T6">branch </text:span><text:span text:style-name="T3">para ilustrar uma experimentação conforme acima.</text:span><text:span text:style-name="T7"> </text:span><text:span text:style-name="T3">A sequência deve incluir, obrigatoriamente: (a) criação de um ou mais </text:span><text:span text:style-name="T6">branches; </text:span><text:span text:style-name="T3">(b) chaveamento para pelo menos dois </text:span><text:span text:style-name="T6">branches</text:span><text:span text:style-name="T7"> </text:span><text:span text:style-name="T3">e (c) </text:span><text:span text:style-name="T6">merge</text:span><text:span text:style-name="T3">. Para simular alteração em um arquivo, basta simplesmente fornecer algo como </text:span><text:span text:style-name="T4">Arquivo &lt;nome&gt; é alterado</text:span><text:span text:style-name="T3">. O que foi fornecido em </text:span><text:soft-page-break/><text:span text:style-name="T3">negrito representa uma ação que altera um arquivo cujo nome é fornecido entre o sinal de menor e o de mai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21:24:13.280147669</meta:creation-date>
    <dc:date>2017-11-08T21:25:02.775191361</dc:date>
    <meta:editing-duration>PT49S</meta:editing-duration>
    <meta:editing-cycles>1</meta:editing-cycles>
    <meta:document-statistic meta:table-count="0" meta:image-count="0" meta:object-count="0" meta:page-count="2" meta:paragraph-count="14" meta:word-count="383" meta:character-count="2270" meta:non-whitespace-character-count="1909"/>
    <meta:generator>LibreOffice/5.1.6.2$Linux_X86_64 LibreOffice_project/10m0$Build-2</meta:generator>
  </office:meta>
</office:document-meta>
</file>